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1a767" officeooo:paragraph-rsid="0011a767"/>
    </style:style>
    <style:style style:name="P2" style:family="paragraph" style:parent-style-name="Standard">
      <style:paragraph-properties fo:text-align="start" style:justify-single-word="false"/>
      <style:text-properties officeooo:rsid="0011a767" officeooo:paragraph-rsid="0011a767"/>
    </style:style>
    <style:style style:name="T1" style:family="text">
      <style:text-properties style:text-position="super 58%"/>
    </style:style>
    <style:style style:name="T2"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IST RMF Quick Start Guide Exercise</text:p>
      <text:p text:style-name="P1"><text:tab/><text:tab/><text:tab/><text:tab/><text:tab/><text:tab/><text:tab/><text:tab/><text:tab/><text:tab/>July 4<text:span text:style-name="T1">th</text:span>, 2023</text:p>
      <text:p text:style-name="P1"/>
      <text:p text:style-name="P1"/>
      <text:p text:style-name="P1"/>
      <text:p text:style-name="P2">1. The main tasks as outlined in the NIST RMF are as follows: Prepare step; carry out essential activities to prepare all levels of an organization to manage its security and privacy risks using the RMF.</text:p>
      <text:p text:style-name="P2"/>
      <text:p text:style-name="P2">1. Prepare</text:p>
      <text:p text:style-name="P2"/>
      <text:p text:style-name="P2"><text:tab/>-Individuals are Identified and assigned key roles for executing the RMF</text:p>
      <text:p text:style-name="P2"><text:tab/>-A risk management strategy for an organization that includes an expression and determination <text:tab/><text:tab/>of organizational risk tolerance is established<text:tab/></text:p>
      <text:p text:style-name="P2"><text:tab/>-An organization wide risk assessment is conducted or an existing assessment is updated</text:p>
      <text:p text:style-name="P2"><text:tab/>-Organizationally-tailored control baselines and/or Cybersecurity profiles are established and <text:tab/>made available</text:p>
      <text:p text:style-name="P2"><text:tab/>-Common controls that are available are inherited by organizational system are identified, <text:tab/>published and made available </text:p>
      <text:p text:style-name="P2"><text:tab/>- A prioritization of organizational systems with the same impact are conducted</text:p>
      <text:p text:style-name="P2"><text:tab/>-An organization-wide strategy for monitoring control effectiveness is developed and <text:tab/>implemented</text:p>
      <text:p text:style-name="P2"/>
      <text:p text:style-name="P2"/>
      <text:p text:style-name="P2">2. The main task as outlined in the NIST RMF are as follows: Categorize step; Inform organizational risk management processes by determining the adverse impact with respect to the loss of confidentiality, Integrity and availability of systems and information processed, stored and transmitted by these systems</text:p>
      <text:p text:style-name="P2"/>
      <text:p text:style-name="P2">2. Categorize</text:p>
      <text:p text:style-name="P2"/>
      <text:p text:style-name="P2"><text:tab/>-Task description- The characters of the system are described and documented</text:p>
      <text:p text:style-name="P2"><text:tab/>-Security categorization- 4 main steps</text:p>
      <text:p text:style-name="P2"><text:tab/>-Security categorization preview and approval-The security categorization results are</text:p>
      <text:p text:style-name="P2"><text:tab/>reviewed the categorization decision is approved by the senior leaders of the organization</text:p>
      <text:p text:style-name="P2"/>
      <text:p text:style-name="P2">3. Then scenario I have created exists as a small business but growing brewery where they are expanding to other markets. They need to create a website, advertise, mange their finances for sales, purchases, employees, manage trade secrets of their product, and handle distribution.</text:p>
      <text:p text:style-name="P2"/>
      <text:p text:style-name="P2">Prepare: </text:p>
      <text:p text:style-name="P2"/>
      <text:p text:style-name="P2">1. An IT Professional is hired to setup and secure their new network, Manage servers for each department and keep their operation safe and fully functional</text:p>
      <text:p text:style-name="P2"/>
      <text:p text:style-name="P2">2. A meeting is conducted to identify exact security concerns and allowed tolerances</text:p>
      <text:p text:style-name="P2"/>
      <text:p text:style-name="P2">3. A complete organization wide is security assessment is conducted to assess vulnerabilities and concerns throughout</text:p>
      <text:p text:style-name="P2"><text:soft-page-break/>4. A strategy in the organization is designed and implemented based on the needs and security risks. It will be continuously developed and monitored</text:p>
      <text:p text:style-name="P2"/>
      <text:p text:style-name="P2"><text:s/>Categorize:</text:p>
      <text:p text:style-name="P2"/>
      <text:p text:style-name="P2">1. Each system characteristic is documented</text:p>
      <text:p text:style-name="P2"/>
      <text:p text:style-name="P2">2. Security categorization of the system and information is completed</text:p>
      <text:p text:style-name="P2"/>
      <text:p text:style-name="P2">3. Categorization systems are reviewed and approved by the authorized management team </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04T17:11:01.113000000</meta:creation-date>
    <dc:date>2023-07-04T18:23:25.047000000</dc:date>
    <meta:editing-duration>PT1H12M24S</meta:editing-duration>
    <meta:editing-cycles>1</meta:editing-cycles>
    <meta:document-statistic meta:table-count="0" meta:image-count="0" meta:object-count="0" meta:page-count="2" meta:paragraph-count="27" meta:word-count="379" meta:character-count="2608" meta:non-whitespace-character-count="2225"/>
    <meta:generator>LibreOffice/7.5.0.3$Windows_X86_64 LibreOffice_project/c21113d003cd3efa8c53188764377a8272d9d6de</meta:generator>
  </office:meta>
</office:document-meta>
</file>